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8dad6" officeooo:paragraph-rsid="0008dad6"/>
    </style:style>
    <style:style style:name="P2" style:family="paragraph" style:parent-style-name="Standard">
      <style:text-properties officeooo:rsid="000a223e" officeooo:paragraph-rsid="000a223e"/>
    </style:style>
    <style:style style:name="P3" style:family="paragraph" style:parent-style-name="Standard">
      <style:text-properties officeooo:rsid="000a223e" officeooo:paragraph-rsid="000a223e"/>
    </style:style>
    <style:style style:name="P4" style:family="paragraph" style:parent-style-name="Standard">
      <style:text-properties officeooo:paragraph-rsid="000add82"/>
    </style:style>
    <style:style style:name="T1" style:family="text">
      <style:text-properties officeooo:rsid="000b35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text:tab/>Cody Murrer</text:p>
      <text:p text:style-name="P1"><text:tab/>Lab-7 Recursion Linked List redo</text:p>
      <text:p text:style-name="P1"/>
      <text:p text:style-name="P1">*/</text:p>
      <text:p text:style-name="P1"/>
      <text:p text:style-name="P1">#include &lt;iostream&gt;</text:p>
      <text:p text:style-name="P1">using namespace std;</text:p>
      <text:p text:style-name="P1"/>
      <text:p text:style-name="P1">// creates the Node struct to be used to make the list</text:p>
      <text:p text:style-name="P1">struct Node{</text:p>
      <text:p text:style-name="P1"><text:s text:c="2"/>int value;</text:p>
      <text:p text:style-name="P1"><text:s text:c="2"/>Node* next;</text:p>
      <text:p text:style-name="P1"/>
      <text:p text:style-name="P1"><text:s text:c="2"/>Node(){</text:p>
      <text:p text:style-name="P1"><text:s text:c="4"/>value = 0;</text:p>
      <text:p text:style-name="P1"><text:s text:c="4"/>next = nullptr;</text:p>
      <text:p text:style-name="P1"><text:s text:c="2"/>}</text:p>
      <text:p text:style-name="P1"/>
      <text:p text:style-name="P1"><text:s text:c="2"/>Node(int n){</text:p>
      <text:p text:style-name="P1"><text:s text:c="4"/>value = n;</text:p>
      <text:p text:style-name="P1"><text:s text:c="4"/>next = nullptr;</text:p>
      <text:p text:style-name="P1"><text:s text:c="2"/>}</text:p>
      <text:p text:style-name="P1">};</text:p>
      <text:p text:style-name="P1"/>
      <text:p text:style-name="P1">// gets the length of the list when called</text:p>
      <text:p text:style-name="P1">int length(struct Node* head){</text:p>
      <text:p text:style-name="P1"><text:s text:c="2"/>if(head == nullptr){</text:p>
      <text:p text:style-name="P1"><text:s text:c="6"/>return 0;</text:p>
      <text:p text:style-name="P1"><text:s text:c="2"/>}else{</text:p>
      <text:p text:style-name="P1"><text:s text:c="4"/>return 1+length(head-&gt;next);</text:p>
      <text:p text:style-name="P1"><text:s text:c="2"/>}</text:p>
      <text:p text:style-name="P1">}</text:p>
      <text:p text:style-name="P1"/>
      <text:p text:style-name="P1">// prints the list in order as it was added</text:p>
      <text:p text:style-name="P1">Node* print(Node* head){</text:p>
      <text:p text:style-name="P1"><text:s text:c="2"/>if(head == nullptr){</text:p>
      <text:p text:style-name="P1"><text:s text:c="4"/>return head;</text:p>
      <text:p text:style-name="P1"><text:s text:c="2"/>}else{</text:p>
      <text:p text:style-name="P1"><text:s text:c="4"/>cout&lt;&lt;head-&gt;value&lt;&lt;endl;</text:p>
      <text:p text:style-name="P1"><text:s text:c="4"/>return print(head-&gt;next);</text:p>
      <text:p text:style-name="P1"><text:s text:c="2"/>}</text:p>
      <text:p text:style-name="P1">}</text:p>
      <text:p text:style-name="P1"/>
      <text:p text:style-name="P1">// prints the list in reverse order as it was addeddddd</text:p>
      <text:p text:style-name="P1">Node* reversePrint(Node* head){</text:p>
      <text:p text:style-name="P1"><text:s text:c="2"/>if(head == nullptr){</text:p>
      <text:p text:style-name="P1"><text:s text:c="4"/>return head;</text:p>
      <text:p text:style-name="P1"><text:s text:c="2"/>}else{</text:p>
      <text:p text:style-name="P1"><text:soft-page-break/><text:s text:c="4"/>reversePrint(head-&gt;next);</text:p>
      <text:p text:style-name="P1"><text:s text:c="4"/>cout&lt;&lt;head-&gt;value&lt;&lt;"\n";</text:p>
      <text:p text:style-name="P1"><text:s text:c="4"/>return head;</text:p>
      <text:p text:style-name="P1"><text:s text:c="2"/>}</text:p>
      <text:p text:style-name="P1">}</text:p>
      <text:p text:style-name="P1"/>
      <text:p text:style-name="P1">Node* insertSorted(Node* head,int value){</text:p>
      <text:p text:style-name="P1"><text:s text:c="2"/>if(head == NULL || head-&gt;value &gt;= value){</text:p>
      <text:p text:style-name="P1"><text:s text:c="4"/>Node* nNode = new Node(value);</text:p>
      <text:p text:style-name="P1"><text:s text:c="4"/>nNode-&gt;next = head;</text:p>
      <text:p text:style-name="P1"><text:s text:c="4"/>return nNode;</text:p>
      <text:p text:style-name="P1"><text:s text:c="2"/>}</text:p>
      <text:p text:style-name="P1"/>
      <text:p text:style-name="P1"><text:s text:c="2"/>if(head-&gt;next != NULL){</text:p>
      <text:p text:style-name="P1"><text:s text:c="4"/>if(head-&gt;next-&gt;value &lt; value){</text:p>
      <text:p text:style-name="P1"><text:s text:c="6"/>insertSorted(head-&gt;next,value);</text:p>
      <text:p text:style-name="P1"><text:s text:c="6"/>return head;</text:p>
      <text:p text:style-name="P1"><text:s text:c="4"/>}else{</text:p>
      <text:p text:style-name="P1"><text:s text:c="7"/>Node* nNode = new Node(value);</text:p>
      <text:p text:style-name="P1"><text:s text:c="7"/>nNode-&gt;next = head-&gt;next;</text:p>
      <text:p text:style-name="P1"><text:s text:c="7"/>head-&gt;next = nNode;</text:p>
      <text:p text:style-name="P1"><text:s text:c="7"/>return head;</text:p>
      <text:p text:style-name="P1"><text:s text:c="5"/>}</text:p>
      <text:p text:style-name="P1"><text:s text:c="2"/>}else{</text:p>
      <text:p text:style-name="P1"><text:s text:c="4"/>Node* nNode = new Node(value);</text:p>
      <text:p text:style-name="P1"><text:s text:c="4"/>head-&gt;next = nNode;</text:p>
      <text:p text:style-name="P1"><text:s text:c="4"/>return head;</text:p>
      <text:p text:style-name="P1"><text:s text:c="2"/>}</text:p>
      <text:p text:style-name="P1"><text:s text:c="2"/>return head;</text:p>
      <text:p text:style-name="P1">}</text:p>
      <text:p text:style-name="P1"/>
      <text:p text:style-name="P1">Node* remove(Node*&amp; head, int value){</text:p>
      <text:p text:style-name="P1"><text:s text:c="4"/>Node* last = head;</text:p>
      <text:p text:style-name="P1"/>
      <text:p text:style-name="P1"><text:s text:c="4"/>if(head == nullptr)</text:p>
      <text:p text:style-name="P1"><text:s text:c="4"/>{</text:p>
      <text:p text:style-name="P1"><text:s text:c="6"/>return head;</text:p>
      <text:p text:style-name="P1"><text:s text:c="4"/>}</text:p>
      <text:p text:style-name="P1"><text:s text:c="4"/>if(head-&gt;value == value){</text:p>
      <text:p text:style-name="P1"><text:s text:c="6"/>head = head-&gt;next;</text:p>
      <text:p text:style-name="P1"><text:s text:c="6"/>last-&gt;next = nullptr;</text:p>
      <text:p text:style-name="P1"><text:s text:c="6"/>return last;</text:p>
      <text:p text:style-name="P1"><text:s text:c="4"/>} else {</text:p>
      <text:p text:style-name="P1"><text:s text:c="6"/>return nullptr;</text:p>
      <text:p text:style-name="P1"><text:s text:c="4"/>}</text:p>
      <text:p text:style-name="P1"><text:s text:c="4"/>if(head-&gt;next-&gt;value == value){</text:p>
      <text:p text:style-name="P1"><text:s text:c="6"/>last = head-&gt;next;</text:p>
      <text:p text:style-name="P1"><text:s text:c="6"/>head-&gt;next = head-&gt;next-&gt;next;</text:p>
      <text:p text:style-name="P1"><text:s text:c="6"/>last-&gt;next = nullptr;</text:p>
      <text:p text:style-name="P1"><text:soft-page-break/><text:s text:c="6"/>return last;</text:p>
      <text:p text:style-name="P1"><text:s text:c="4"/>}</text:p>
      <text:p text:style-name="P1"><text:s text:c="4"/>else{</text:p>
      <text:p text:style-name="P1"><text:s text:c="6"/>return remove(head-&gt;next,value);</text:p>
      <text:p text:style-name="P1"><text:s text:c="4"/>}</text:p>
      <text:p text:style-name="P1"><text:s text:c="2"/>}</text:p>
      <text:p text:style-name="P1"/>
      <text:p text:style-name="P1">Node* appendList(Node* head, Node* head2){</text:p>
      <text:p text:style-name="P1"><text:s text:c="2"/>if(head == nullptr){</text:p>
      <text:p text:style-name="P1"><text:s text:c="4"/>return head2;</text:p>
      <text:p text:style-name="P1"><text:s text:c="2"/>}</text:p>
      <text:p text:style-name="P1"><text:s text:c="2"/>if(head2 == nullptr){</text:p>
      <text:p text:style-name="P1"><text:s text:c="4"/>return head;</text:p>
      <text:p text:style-name="P1"><text:s text:c="2"/>}</text:p>
      <text:p text:style-name="P1"><text:s text:c="2"/>if(head-&gt;next == nullptr){</text:p>
      <text:p text:style-name="P1"><text:s text:c="4"/>head-&gt;next = head2;</text:p>
      <text:p text:style-name="P1"><text:s text:c="4"/>return head;</text:p>
      <text:p text:style-name="P1"><text:s text:c="2"/>}else{</text:p>
      <text:p text:style-name="P1"><text:s text:c="4"/>appendList(head-&gt;next, head2);</text:p>
      <text:p text:style-name="P1"><text:s text:c="4"/>return head;</text:p>
      <text:p text:style-name="P1"><text:s text:c="2"/>}</text:p>
      <text:p text:style-name="P1">}</text:p>
      <text:p text:style-name="P1"/>
      <text:p text:style-name="P1">Node* reverse(Node* head){</text:p>
      <text:p text:style-name="P1"/>
      <text:p text:style-name="P1"><text:s text:c="2"/>if(head == nullptr){</text:p>
      <text:p text:style-name="P1"><text:s text:c="4"/>return head;</text:p>
      <text:p text:style-name="P1"><text:s text:c="2"/>}</text:p>
      <text:p text:style-name="P1"><text:s text:c="2"/>if(head-&gt;next == nullptr){</text:p>
      <text:p text:style-name="P1"><text:s text:c="4"/>return head;</text:p>
      <text:p text:style-name="P1"><text:s text:c="2"/>}</text:p>
      <text:p text:style-name="P1"><text:s text:c="4"/>Node* tail = reverse(head-&gt;next);</text:p>
      <text:p text:style-name="P1"><text:s text:c="4"/>head-&gt;next-&gt;next = head;</text:p>
      <text:p text:style-name="P1"><text:s text:c="4"/>head -&gt;next = nullptr;</text:p>
      <text:p text:style-name="P1"/>
      <text:p text:style-name="P1"><text:s text:c="4"/>return tail;</text:p>
      <text:p text:style-name="P1">}</text:p>
      <text:p text:style-name="P1"/>
      <text:p text:style-name="P1">// deletes the objects in the list to ensure no Memory Leaks</text:p>
      <text:p text:style-name="P1"/>
      <text:p text:style-name="P1">Node* deList(Node* head){</text:p>
      <text:p text:style-name="P1"><text:s text:c="2"/>Node* temp = head;</text:p>
      <text:p text:style-name="P1"/>
      <text:p text:style-name="P1"><text:s text:c="2"/>if (head == nullptr){</text:p>
      <text:p text:style-name="P1"><text:s text:c="4"/>return head;</text:p>
      <text:p text:style-name="P1"><text:s text:c="2"/>}else{</text:p>
      <text:p text:style-name="P1"><text:s text:c="4"/>temp = head-&gt;next;</text:p>
      <text:p text:style-name="P1"><text:s text:c="4"/>delete head;</text:p>
      <text:p text:style-name="P1"><text:s text:c="4"/>return deList(temp);</text:p>
      <text:p text:style-name="P1"><text:soft-page-break/><text:s text:c="2"/>}</text:p>
      <text:p text:style-name="P1">}</text:p>
      <text:p text:style-name="P1"/>
      <text:p text:style-name="P1">// program driver</text:p>
      <text:p text:style-name="P1">int main(){</text:p>
      <text:p text:style-name="P1"/>
      <text:p text:style-name="P1"><text:s text:c="2"/>Node* head = new Node(2);</text:p>
      <text:p text:style-name="P1"><text:s text:c="2"/>head -&gt; next = nullptr;</text:p>
      <text:p text:style-name="P1"/>
      <text:p text:style-name="P1"><text:s text:c="2"/>head -&gt; next = new Node(5);</text:p>
      <text:p text:style-name="P1"/>
      <text:p text:style-name="P1"><text:s text:c="2"/>head -&gt;next-&gt;next = new Node(15);</text:p>
      <text:p text:style-name="P1"/>
      <text:p text:style-name="P1"><text:s text:c="2"/>Node* head1 = new Node(10);</text:p>
      <text:p text:style-name="P1"/>
      <text:p text:style-name="P1"><text:s text:c="2"/>head = appendList(head,head1);</text:p>
      <text:p text:style-name="P1"><text:s text:c="2"/>head1=nullptr;</text:p>
      <text:p text:style-name="P1"/>
      <text:p text:style-name="P1"><text:s text:c="2"/>int len = length(head);</text:p>
      <text:p text:style-name="P1"><text:s text:c="2"/>cout&lt;&lt;"List Length is: "&lt;&lt;len&lt;&lt;"\n";</text:p>
      <text:p text:style-name="P1"/>
      <text:p text:style-name="P1"><text:s text:c="2"/>Node* removedNode = remove(head, 2);</text:p>
      <text:p text:style-name="P1"/>
      <text:p text:style-name="P1"><text:s text:c="2"/>cout&lt;&lt;"Regular print\n";</text:p>
      <text:p text:style-name="P1"><text:s text:c="2"/>print(head);</text:p>
      <text:p text:style-name="P1"/>
      <text:p text:style-name="P1"><text:s text:c="2"/>cout&lt;&lt;"Reverse print\n";</text:p>
      <text:p text:style-name="P1"><text:s text:c="2"/>reversePrint(head);</text:p>
      <text:p text:style-name="P1"/>
      <text:p text:style-name="P1"><text:s text:c="2"/>head = reverse(head);</text:p>
      <text:p text:style-name="P1"><text:s text:c="2"/>cout&lt;&lt;"Reverse List\n";</text:p>
      <text:p text:style-name="P1"><text:s text:c="2"/>print(head);</text:p>
      <text:p text:style-name="P1"/>
      <text:p text:style-name="P1"><text:s text:c="2"/>deList(head);</text:p>
      <text:p text:style-name="P1"><text:s text:c="2"/>deList(head1);</text:p>
      <text:p text:style-name="P1"><text:s text:c="2"/>deList(removedNode);</text:p>
      <text:p text:style-name="P1"/>
      <text:p text:style-name="P1"><text:s text:c="2"/>return 0;</text:p>
      <text:p text:style-name="P1">}</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List Length is: 4</text:p>
      <text:p text:style-name="P2">Regular print</text:p>
      <text:p text:style-name="P2">5</text:p>
      <text:p text:style-name="P2">15</text:p>
      <text:p text:style-name="P2">10</text:p>
      <text:p text:style-name="P2">Reverse print</text:p>
      <text:p text:style-name="P2">10</text:p>
      <text:p text:style-name="P2">15</text:p>
      <text:p text:style-name="P2">5</text:p>
      <text:p text:style-name="P2">Reverse List</text:p>
      <text:p text:style-name="P2">10</text:p>
      <text:p text:style-name="P2">15</text:p>
      <text:p text:style-name="P2">5</text:p>
      <text:p text:style-name="P2"/>
      <text:p text:style-name="P4"><text:tab/>The errors solved within the code from the last submission were Memory leaks and Errors a<text:span text:style-name="T1">s well as bugs within edge cases when appending and inserting new nodes and reversing the linked list when the reverse method is called.</text:span> memory leaks were fixed by editing the way nodes were created and handled so there wasn't so many new nodes being created all in one list it was changed to allow just the head to produce new nodes with the hard coded values. The other issues within the valgrind errors was doubly deleting the node that was being removed at the value being passed through to delete this issue was solved by unlinking the node within the removes method instead of deleting it and allow the destructor to delete it instead. <text:span text:style-name="T1">The bugs fixed were that the new nodes were unable to be added to the front of the list at the head but that has been fixed by an edge case as well as appending multiple values into the right spots to have a nice ordered print. The reverse method utilizes the list and moves the head to the bottom of the list and moves the next value above it an so on in order to flip the list upside down and reverse the contents wit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19:58:20.486333935</meta:creation-date>
    <dc:date>2019-11-18T20:18:21.220672446</dc:date>
    <meta:editing-duration>PT11M19S</meta:editing-duration>
    <meta:editing-cycles>4</meta:editing-cycles>
    <meta:generator>LibreOffice/5.3.6.1$Linux_X86_64 LibreOffice_project/30$Build-1</meta:generator>
    <meta:document-statistic meta:table-count="0" meta:image-count="0" meta:object-count="0" meta:page-count="5" meta:paragraph-count="168" meta:word-count="634" meta:character-count="4217" meta:non-whitespace-character-count="3333"/>
  </office:meta>
</office:document-meta>
</file>